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Normal_20_4">
      <style:table-cell-properties style:rotation-align="none"/>
    </style:style>
    <style:style style:name="ce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Mozambique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Country ISO</text:p>
          </table:table-cell>
          <table:table-cell table:style-name="ce6" office:value-type="string" calcext:value-type="string">
            <text:p>Reported Perpetrator</text:p>
          </table:table-cell>
          <table:table-cell table:style-name="ce6" office:value-type="string" calcext:value-type="string">
            <text:p>Reported Perpetrator Name</text:p>
          </table:table-cell>
          <table:table-cell table:style-name="ce6" office:value-type="string" calcext:value-type="string">
            <text:p>Weapon Carried/Used</text:p>
          </table:table-cell>
          <table:table-cell table:style-name="ce6" office:value-type="string" calcext:value-type="string">
            <text:p>Number of Attacks on Health Facilities Reporting Destruction</text:p>
          </table:table-cell>
          <table:table-cell table:style-name="ce6" office:value-type="string" calcext:value-type="string">
            <text:p>Number of Attacks on Health Facilities Reporting Damaged</text:p>
          </table:table-cell>
          <table:table-cell table:style-name="ce6" office:value-type="string" calcext:value-type="string">
            <text:p>Forceful Entry into Health Facility</text:p>
          </table:table-cell>
          <table:table-cell table:style-name="ce6" office:value-type="string" calcext:value-type="string">
            <text:p>Occupation of Health Facility</text:p>
          </table:table-cell>
          <table:table-cell table:style-name="ce6" office:value-type="string" calcext:value-type="string">
            <text:p>Health Transportation Destroyed</text:p>
          </table:table-cell>
          <table:table-cell table:style-name="ce6" office:value-type="string" calcext:value-type="string">
            <text:p>Health Transportation Damaged</text:p>
          </table:table-cell>
          <table:table-cell table:style-name="ce6" office:value-type="string" calcext:value-type="string">
            <text:p>Health Transportation Stolen/Highjacked</text:p>
          </table:table-cell>
          <table:table-cell table:style-name="ce6" office:value-type="string" calcext:value-type="string">
            <text:p>Looting/Theft/Robbery/Burglary of Health Supplies</text:p>
          </table:table-cell>
          <table:table-cell table:style-name="ce6" office:value-type="string" calcext:value-type="string">
            <text:p>Access Denied or Obstructed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Known Kidnapping or Arrest Outcome</text:p>
          </table:table-cell>
          <table:table-cell table:style-name="ce6" office:value-type="string" calcext:value-type="string">
            <text:p>Health Workers Threatened</text:p>
          </table:table-cell>
          <table:table-cell table:style-name="ce6" office:value-type="string" calcext:value-type="string">
            <text:p>Health Workers Assaulted</text:p>
          </table:table-cell>
          <table:table-cell table:style-name="ce6" office:value-type="string" calcext:value-type="string">
            <text:p>Health Workers Sexually Assaulted</text:p>
          </table:table-cell>
          <table:table-cell table:style-name="ce6" office:value-type="string" calcext:value-type="string">
            <text:p>Reported Health Worker Profession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International Health Workers Working Within The Aid System Kill</text:p>
          </table:table-cell>
          <table:table-cell table:style-name="ce6" office:value-type="string" calcext:value-type="string">
            <text:p>International Health Worker Outside The Aid Structure Killed</text:p>
          </table:table-cell>
          <table:table-cell table:style-name="ce6" office:value-type="string" calcext:value-type="string">
            <text:p>National Employees of International Aid Agencies Killed</text:p>
          </table:table-cell>
          <table:table-cell table:style-name="ce6" office:value-type="string" calcext:value-type="string">
            <text:p>National Employees of Local NGO Killed</text:p>
          </table:table-cell>
          <table:table-cell table:style-name="ce6" office:value-type="string" calcext:value-type="string">
            <text:p>Health Worker Working Within National Health Structure Kill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Health Workers Working for INGO, ICRC or UN Killed</text:p>
          </table:table-cell>
          <table:table-cell table:style-name="ce6" office:value-type="string" calcext:value-type="string">
            <text:p>Health Workers Working for LNGO, <text:s/>NGO or National Society of th</text:p>
          </table:table-cell>
          <table:table-cell table:style-name="ce6" office:value-type="string" calcext:value-type="string">
            <text:p>Health Workers Working for local health structure killed</text:p>
          </table:table-cell>
          <table:table-cell table:style-name="ce6" office:value-type="string" calcext:value-type="string">
            <text:p>Health Workers Killed In Captivity</text:p>
          </table:table-cell>
          <table:table-cell table:style-name="ce6" office:value-type="string" calcext:value-type="string">
            <text:p>Female Health Workers Killed</text:p>
          </table:table-cell>
          <table:table-cell table:style-name="ce6" office:value-type="string" calcext:value-type="string">
            <text:p>Male 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International Health Workers Working Within the Aid System Inju</text:p>
          </table:table-cell>
          <table:table-cell table:style-name="ce6" office:value-type="string" calcext:value-type="string">
            <text:p>International Health Worker Outside the Aid Structure Injured</text:p>
          </table:table-cell>
          <table:table-cell table:style-name="ce6" office:value-type="string" calcext:value-type="string">
            <text:p>National Employees of International Aid Agencies Injured</text:p>
          </table:table-cell>
          <table:table-cell table:style-name="ce6" office:value-type="string" calcext:value-type="string">
            <text:p>Health Worker Working Within National Health Structure Injur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Injured</text:p>
          </table:table-cell>
          <table:table-cell table:style-name="ce6" office:value-type="string" calcext:value-type="string">
            <text:p>Male Health Workers Injured 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International Health Workers Working Within the Aid System Kidn</text:p>
          </table:table-cell>
          <table:table-cell table:style-name="ce6" office:value-type="string" calcext:value-type="string">
            <text:p>International Health Worker Outside the Aid Structure Kidnapped</text:p>
          </table:table-cell>
          <table:table-cell table:style-name="ce6" office:value-type="string" calcext:value-type="string">
            <text:p>National Employees of International Aid Agencies Kidnapped</text:p>
          </table:table-cell>
          <table:table-cell table:style-name="ce6" office:value-type="string" calcext:value-type="string">
            <text:p>Health Worker Working Within National Health Structure Kidnappe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Kidnapped</text:p>
          </table:table-cell>
          <table:table-cell table:style-name="ce6" office:value-type="string" calcext:value-type="string">
            <text:p>Male Health Workers Kidan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International Health Workers Working Within the Aid System Arre</text:p>
          </table:table-cell>
          <table:table-cell table:style-name="ce6" office:value-type="string" calcext:value-type="string">
            <text:p>International Health Worker Outside the Aid Structure Arrested </text:p>
          </table:table-cell>
          <table:table-cell table:style-name="ce6" office:value-type="string" calcext:value-type="string">
            <text:p>National Employees of International Aid Agencies Arrested or De</text:p>
          </table:table-cell>
          <table:table-cell table:style-name="ce6" office:value-type="string" calcext:value-type="string">
            <text:p>Health Worker Working Within National Health Structure Arrest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Arrested or Detained</text:p>
          </table:table-cell>
          <table:table-cell table:style-name="ce6" office:value-type="string" calcext:value-type="string">
            <text:p>Male Health Workers Arrested or Detained</text:p>
          </table:table-cell>
          <table:table-cell table:style-name="ce6" office:value-type="string" calcext:value-type="string">
            <text:p>Conflict-Related Violence</text:p>
          </table:table-cell>
          <table:table-cell table:style-name="ce6" office:value-type="string" calcext:value-type="string">
            <text:p>Political-Related Violence</text:p>
          </table:table-cell>
          <table:table-cell table:style-name="ce6" office:value-type="string" calcext:value-type="string">
            <text:p>COVID-19-Related Violence</text:p>
          </table:table-cell>
          <table:table-cell table:style-name="ce6" office:value-type="string" calcext:value-type="string">
            <text:p>Ebola-Related Violence</text:p>
          </table:table-cell>
          <table:table-cell table:style-name="ce6" office:value-type="string" calcext:value-type="string">
            <text:p>Vaccination-Related Violence</text:p>
          </table:table-cell>
          <table:table-cell table:style-name="ce6" office:value-type="string" calcext:value-type="string">
            <text:p>SiND Event ID</text:p>
          </table:table-cell>
          <table:table-cell table:style-name="ce6" table:number-columns-repeated="957"/>
        </table:table-row>
        <table:table-row table:style-name="ro2">
          <table:table-cell table:style-name="ce1" office:value-type="string" calcext:value-type="string">
            <text:p>#date</text:p>
          </table:table-cell>
          <table:table-cell table:style-name="ce1" office:value-type="string" calcext:value-type="string">
            <text:p>#country +name</text:p>
          </table:table-cell>
          <table:table-cell table:style-name="ce1" office:value-type="string" calcext:value-type="string">
            <text:p>#country +ISO</text:p>
          </table:table-cell>
          <table:table-cell table:style-name="ce1" office:value-type="string" calcext:value-type="string">
            <text:p>#group +perp </text:p>
          </table:table-cell>
          <table:table-cell table:style-name="ce1" office:value-type="string" calcext:value-type="string">
            <text:p>#group +perp +name</text:p>
          </table:table-cell>
          <table:table-cell table:style-name="ce1" office:value-type="string" calcext:value-type="string">
            <text:p>#weapon</text:p>
          </table:table-cell>
          <table:table-cell table:style-name="ce1" office:value-type="string" calcext:value-type="string">
            <text:p>#indicator +health_facility +destroyed +num</text:p>
          </table:table-cell>
          <table:table-cell table:style-name="ce1" office:value-type="string" calcext:value-type="string">
            <text:p>#indicator +health_facility +damaged +num</text:p>
          </table:table-cell>
          <table:table-cell table:style-name="ce1" office:value-type="string" calcext:value-type="string">
            <text:p>#indicator +health_facility +armed_entry +num</text:p>
          </table:table-cell>
          <table:table-cell table:style-name="ce1" office:value-type="string" calcext:value-type="string">
            <text:p>#indicator +health_facility +occupy</text:p>
          </table:table-cell>
          <table:table-cell table:style-name="ce1" office:value-type="string" calcext:value-type="string">
            <text:p>#indicator +health_transport +destroyed +num</text:p>
          </table:table-cell>
          <table:table-cell table:style-name="ce1" office:value-type="string" calcext:value-type="string">
            <text:p>#indicator +health_transport +damaged +num</text:p>
          </table:table-cell>
          <table:table-cell table:style-name="ce1" office:value-type="string" calcext:value-type="string">
            <text:p>#indicator +health_transport +abducted +num</text:p>
          </table:table-cell>
          <table:table-cell table:style-name="ce1" office:value-type="string" calcext:value-type="string">
            <text:p>#indicator +health_supplies +taken +num</text:p>
          </table:table-cell>
          <table:table-cell table:style-name="ce1" office:value-type="string" calcext:value-type="string">
            <text:p>#indicator +health_obstruction</text:p>
          </table:table-cell>
          <table:table-cell table:style-name="ce1" office:value-type="string" calcext:value-type="string">
            <text:p>#affected +healthworker +killed</text:p>
          </table:table-cell>
          <table:table-cell table:style-name="ce1" office:value-type="string" calcext:value-type="string">
            <text:p>#affected +healthworker +injured</text:p>
          </table:table-cell>
          <table:table-cell table:style-name="ce1" office:value-type="string" calcext:value-type="string">
            <text:p>#affected +healthworker +arrested</text:p>
          </table:table-cell>
          <table:table-cell table:style-name="ce1" office:value-type="string" calcext:value-type="string">
            <text:p>#affected +healthworker +kidnapp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threaten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SGBV</text:p>
          </table:table-cell>
          <table:table-cell table:style-name="ce1" table:number-columns-repeated="1001"/>
        </table:table-row>
        <table:table-row table:style-name="ro3">
          <table:table-cell table:style-name="ce2" office:value-type="date" office:date-value="2016-07-14" calcext:value-type="date">
            <text:p>14/07/2016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ResistÃªncia Nacional MoÃ§ambican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60" calcext:value-type="float">
            <text:p>210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24" calcext:value-type="date">
            <text:p>24/07/2016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ResistÃªncia Nacional MoÃ§ambican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61" calcext:value-type="float">
            <text:p>210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2" calcext:value-type="date">
            <text:p>12/08/2016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ResistÃªncia Nacional MoÃ§ambican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969" calcext:value-type="float">
            <text:p>209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12" calcext:value-type="date">
            <text:p>12/08/2016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ResistÃªncia Nacional MoÃ§ambicana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712" calcext:value-type="float">
            <text:p>267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8-27" calcext:value-type="date">
            <text:p>27/08/2016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709" calcext:value-type="float">
            <text:p>267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5-08" calcext:value-type="date">
            <text:p>08/05/2017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RTANotApplicable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7967" calcext:value-type="float">
            <text:p>279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7-01" calcext:value-type="date">
            <text:p>01/07/2017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6770" calcext:value-type="float">
            <text:p>267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1-02" calcext:value-type="date">
            <text:p>02/11/2017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Patient or Family</text:p>
          </table:table-cell>
          <table:table-cell office:value-type="string" calcext:value-type="string">
            <text:p>Beneficiaries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6757" calcext:value-type="float">
            <text:p>267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5-30" calcext:value-type="date">
            <text:p>30/05/2018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RTANotApplicable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7993" calcext:value-type="float">
            <text:p>279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19" calcext:value-type="date">
            <text:p>19/05/2019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6623" calcext:value-type="float">
            <text:p>266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0" calcext:value-type="date">
            <text:p>20/01/2020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57" calcext:value-type="float">
            <text:p>241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9" calcext:value-type="date">
            <text:p>29/01/2020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58" calcext:value-type="float">
            <text:p>241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6" calcext:value-type="date">
            <text:p>06/02/2020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28" calcext:value-type="float">
            <text:p>260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11" calcext:value-type="date">
            <text:p>11/02/2020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ASWJ Ahlu Sunna Waljama'a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81" calcext:value-type="float">
            <text:p>260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1" calcext:value-type="date">
            <text:p>21/02/2020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24" calcext:value-type="float">
            <text:p>260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25" calcext:value-type="date">
            <text:p>25/03/2020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548" calcext:value-type="float">
            <text:p>265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ASWJ Ahlu Sunna Waljama'a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513" calcext:value-type="float">
            <text:p>275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0" calcext:value-type="date">
            <text:p>10/04/2020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965" calcext:value-type="float">
            <text:p>249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2" calcext:value-type="date">
            <text:p>12/05/2020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82" calcext:value-type="float">
            <text:p>260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28" calcext:value-type="date">
            <text:p>28/05/2020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rs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84" calcext:value-type="float">
            <text:p>260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31" calcext:value-type="date">
            <text:p>31/05/2020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spitalStaf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85" calcext:value-type="float">
            <text:p>260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04" calcext:value-type="date">
            <text:p>04/06/2020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86" calcext:value-type="float">
            <text:p>260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10" calcext:value-type="date">
            <text:p>10/06/2020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ResistÃªncia Nacional MoÃ§ambicana</text:p>
          </table:table-cell>
          <table:table-cell office:value-type="string" calcext:value-type="string">
            <text:p>Arso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87" calcext:value-type="float">
            <text:p>260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15" calcext:value-type="date">
            <text:p>15/06/2020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yck Advisory Group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963" calcext:value-type="float">
            <text:p>319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13" calcext:value-type="date">
            <text:p>13/07/2020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88" calcext:value-type="float">
            <text:p>260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25" calcext:value-type="date">
            <text:p>25/11/2020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39" calcext:value-type="float">
            <text:p>263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5" calcext:value-type="date">
            <text:p>15/01/2021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024" calcext:value-type="float">
            <text:p>270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27" calcext:value-type="date">
            <text:p>27/11/2021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74" calcext:value-type="float">
            <text:p>318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03" calcext:value-type="date">
            <text:p>03/12/2021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549" calcext:value-type="float">
            <text:p>305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1" calcext:value-type="date">
            <text:p>01/02/2022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36" calcext:value-type="float">
            <text:p>316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6" calcext:value-type="date">
            <text:p>26/05/2022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ss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58" calcext:value-type="float">
            <text:p>328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2" calcext:value-type="date">
            <text:p>02/09/2022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75" calcext:value-type="float">
            <text:p>345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6" calcext:value-type="date">
            <text:p>06/09/2022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50" calcext:value-type="float">
            <text:p>349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0" calcext:value-type="date">
            <text:p>10/10/2022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05" calcext:value-type="float">
            <text:p>354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0" calcext:value-type="date">
            <text:p>10/10/2022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30" calcext:value-type="float">
            <text:p>354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1" calcext:value-type="date">
            <text:p>11/10/2022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436" calcext:value-type="float">
            <text:p>354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6" calcext:value-type="date">
            <text:p>26/10/2022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75" calcext:value-type="float">
            <text:p>363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04" calcext:value-type="date">
            <text:p>04/12/2022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Health worker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6533" calcext:value-type="float">
            <text:p>365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01" calcext:value-type="date">
            <text:p>01/02/2023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39" calcext:value-type="float">
            <text:p>372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04" calcext:value-type="date">
            <text:p>04/02/2023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Unarmed Perpetrato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10" calcext:value-type="float">
            <text:p>373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04" calcext:value-type="date">
            <text:p>04/02/2023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36" calcext:value-type="float">
            <text:p>37236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7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15"/>
        <table:table-column table:style-name="co3" table:number-columns-repeated="63" table:default-cell-style-name="ce15"/>
        <table:table-column table:style-name="co3" table:number-columns-repeated="960" table:default-cell-style-name="ce20"/>
        <table:table-row table:style-name="ro5">
          <table:table-cell table:style-name="ce3" office:value-type="string" calcext:value-type="string">
            <text:p>This dataset contains agency- and open source events published in the Attacks on Health Care News Brief in Mozambique between 01 January 2016 to 26 April 2023. Categorized by country. 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Insecurity Insight. 2023. 2016-2023 Mozambique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10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35:18.172504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40:06.333422959</meta:creation-date>
    <dc:date>2023-05-15T16:36:05.607250480</dc:date>
    <meta:editing-duration>PT3M42S</meta:editing-duration>
    <meta:editing-cycles>3</meta:editing-cycles>
    <meta:generator>LibreOffice/7.0.4.2$Linux_X86_64 LibreOffice_project/00$Build-2</meta:generator>
    <meta:document-statistic meta:table-count="2" meta:cell-count="2779" meta:object-count="0"/>
  </office:meta>
</office:document-meta>
</file>